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Nimbus Sans" svg:font-family="'Nimbus Sans'" style:font-family-generic="swiss" style:font-pitch="variable"/>
    <style:font-face style:name="Nimbus Sans Narrow" svg:font-family="'Nimbus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25in" fo:margin-left="-0.0007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1875in"/>
    </style:style>
    <style:style style:name="Table1.C" style:family="table-column">
      <style:table-column-properties style:column-width="0.4063in"/>
    </style:style>
    <style:style style:name="Table1.D" style:family="table-column">
      <style:table-column-properties style:column-width="0.7813in"/>
    </style:style>
    <style:style style:name="Table1.E" style:family="table-column">
      <style:table-column-properties style:column-width="1.125in"/>
    </style:style>
    <style:style style:name="Table1.H" style:family="table-column">
      <style:table-column-properties style:column-width="1.4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Nimbus Sans" fo:font-size="9pt" fo:language="zxx" fo:country="none" officeooo:rsid="002919a5" officeooo:paragraph-rsid="0029a8ed" style:font-size-asian="9pt" style:language-asian="zxx" style:country-asian="none" style:font-size-complex="9pt" style:language-complex="zxx" style:country-complex="none"/>
    </style:style>
    <style:style style:name="P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paragraph-rsid="0025cd8c" style:language-asian="zxx" style:country-asian="none" style:language-complex="zxx" style:country-complex="none"/>
    </style:style>
    <style:style style:name="P4" style:family="paragraph" style:parent-style-name="Standard">
      <style:text-properties style:font-name="Nimbus Sans" fo:font-size="11pt" fo:language="zxx" fo:country="none" fo:font-weight="bold" officeooo:rsid="001847f9" officeooo:paragraph-rsid="001847f9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Nimbus Sans" fo:font-size="13pt" fo:language="zxx" fo:country="none" fo:font-weight="bold" officeooo:paragraph-rsid="0029a8ed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6" style:family="paragraph" style:parent-style-name="Standard">
      <style:text-properties style:font-name="Nimbus Sans" fo:language="zxx" fo:country="none" officeooo:rsid="0014ecf3" officeooo:paragraph-rsid="001847f9" style:language-asian="zxx" style:country-asian="none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style:font-name="Nimbus Sans" fo:language="zxx" fo:country="none" officeooo:paragraph-rsid="001d1d15" style:language-asian="zxx" style:country-asian="none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style:font-name="Nimbus Sans" fo:language="zxx" fo:country="none" officeooo:paragraph-rsid="0021c2c8" style:language-asian="zxx" style:country-asian="none" style:language-complex="zxx" style:country-complex="none"/>
    </style:style>
    <style:style style:name="P9" style:family="paragraph" style:parent-style-name="Standard">
      <style:paragraph-properties fo:margin-top="0in" fo:margin-bottom="0in" style:contextual-spacing="false"/>
      <style:text-properties fo:font-size="9pt" fo:language="zxx" fo:country="none" officeooo:paragraph-rsid="0029a8ed" style:font-size-asian="9pt" style:language-asian="zxx" style:country-asian="none" style:font-size-complex="9pt" style:language-complex="zxx" style:country-complex="none"/>
    </style:style>
    <style:style style:name="P10" style:family="paragraph" style:parent-style-name="Standard">
      <style:paragraph-properties fo:margin-top="0in" fo:margin-bottom="0in" style:contextual-spacing="false"/>
      <style:text-properties style:font-name="Nimbus Sans" fo:font-size="9pt" fo:language="zxx" fo:country="none" officeooo:rsid="002919a5" officeooo:paragraph-rsid="002919a5" style:font-size-asian="9pt" style:language-asian="zxx" style:country-asian="none" style:font-size-complex="9pt" style:language-complex="zxx" style:country-complex="none"/>
    </style:style>
    <style:style style:name="P11" style:family="paragraph" style:parent-style-name="Standard">
      <style:paragraph-properties fo:margin-top="0.0654in" fo:margin-bottom="0in" style:contextual-spacing="false" fo:text-align="center" style:justify-single-word="false"/>
      <style:text-properties style:font-name="Nimbus Sans" fo:font-size="13pt" fo:language="zxx" fo:country="none" fo:font-weight="bold" officeooo:paragraph-rsid="0029a8ed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12" style:family="paragraph" style:parent-style-name="Table_20_Contents">
      <style:text-properties style:font-name="Nimbus Sans" fo:font-size="11pt" fo:language="zxx" fo:country="none" fo:font-weight="bold" officeooo:rsid="0014ecf3" officeooo:paragraph-rsid="0014ecf3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3" style:family="paragraph" style:parent-style-name="Table_20_Contents">
      <style:text-properties style:font-name="Nimbus Sans" fo:font-size="11pt" fo:language="zxx" fo:country="none" fo:font-weight="bold" officeooo:rsid="0014ecf3" officeooo:paragraph-rsid="0026eda3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4" style:family="paragraph" style:parent-style-name="Table_20_Contents">
      <style:text-properties style:font-name="Nimbus Sans" fo:font-size="11pt" fo:language="zxx" fo:country="none" fo:font-weight="bold" officeooo:rsid="001847f9" officeooo:paragraph-rsid="001847f9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5" style:family="paragraph" style:parent-style-name="Table_20_Contents">
      <style:text-properties style:font-name="Nimbus Sans" fo:font-size="11pt" fo:language="zxx" fo:country="none" fo:font-weight="bold" officeooo:rsid="0025cd8c" officeooo:paragraph-rsid="0025cd8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6" style:family="paragraph" style:parent-style-name="Table_20_Contents">
      <style:text-properties style:font-name="Nimbus Sans" fo:language="zxx" fo:country="none" style:language-asian="zxx" style:country-asian="none" style:language-complex="zxx" style:country-complex="none"/>
    </style:style>
    <style:style style:name="P17" style:family="paragraph" style:parent-style-name="Table_20_Contents">
      <style:text-properties style:font-name="Nimbus Sans" fo:language="zxx" fo:country="none" officeooo:rsid="0014ecf3" officeooo:paragraph-rsid="0014ecf3" style:language-asian="zxx" style:country-asian="none" style:language-complex="zxx" style:country-complex="none"/>
    </style:style>
    <style:style style:name="P18" style:family="paragraph" style:parent-style-name="Table_20_Contents">
      <style:paragraph-properties fo:text-align="center" style:justify-single-word="false"/>
      <style:text-properties style:font-name="Nimbus Sans" fo:language="zxx" fo:country="none" style:language-asian="zxx" style:country-asian="none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style:font-name="Nimbus Sans" fo:language="zxx" fo:country="none" fo:font-weight="bold" officeooo:rsid="0014ecf3" officeooo:paragraph-rsid="0014ecf3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mbus Sans" fo:language="zxx" fo:country="none" fo:font-weight="bold" officeooo:rsid="002404bd" officeooo:paragraph-rsid="002404bd" style:language-asian="zxx" style:country-asian="none" style:font-weight-asian="bold" style:language-complex="zxx" style:country-complex="none" style:font-weight-complex="bold"/>
    </style:style>
    <style:style style:name="P21" style:family="paragraph">
      <style:paragraph-properties fo:text-align="center"/>
    </style:style>
    <style:style style:name="P22" style:family="paragraph">
      <style:paragraph-properties fo:text-align="center"/>
      <style:text-properties fo:font-size="12pt"/>
    </style:style>
    <style:style style:name="P23" style:family="paragraph">
      <loext:graphic-properties draw:fill="none" draw:fill-color="#ffffff"/>
      <style:paragraph-properties style:writing-mode="lr-tb"/>
      <style:text-properties style:font-name="Nimbus Sans" fo:font-size="12pt" style:font-name-complex="Nimbus Sans"/>
    </style:style>
    <style:style style:name="P24" style:family="paragraph">
      <style:text-properties fo:font-size="11pt" style:font-size-asian="11pt" style:font-size-complex="11pt"/>
    </style:style>
    <style:style style:name="P25" style:family="paragraph">
      <loext:graphic-properties draw:fill="none" draw:fill-color="#ffffff"/>
      <style:paragraph-properties style:writing-mode="lr-tb"/>
      <style:text-properties style:font-name="Nimbus Sans" fo:font-size="11pt" style:font-size-asian="11pt" style:font-name-complex="Nimbus Sans" style:font-size-complex="11pt"/>
    </style:style>
    <style:style style:name="P26" style:family="paragraph">
      <loext:graphic-properties draw:fill="none" draw:fill-color="#ffffff"/>
      <style:paragraph-properties style:writing-mode="lr-tb"/>
      <style:text-properties style:font-name="Nimbus Sans Narrow" fo:font-size="11pt" style:font-size-asian="11pt" style:font-name-complex="Nimbus Sans" style:font-size-complex="11pt"/>
    </style:style>
    <style:style style:name="T1" style:family="text">
      <style:text-properties officeooo:rsid="001847f9"/>
    </style:style>
    <style:style style:name="T2" style:family="text">
      <style:text-properties officeooo:rsid="002404bd"/>
    </style:style>
    <style:style style:name="T3" style:family="text">
      <style:text-properties officeooo:rsid="0026eda3"/>
    </style:style>
    <style:style style:name="T4" style:family="text">
      <style:text-properties style:font-name="Nimbus Sans" fo:font-size="8pt" officeooo:rsid="002919a5" style:font-size-asian="8pt" style:font-size-complex="8pt"/>
    </style:style>
    <style:style style:name="T5" style:family="text">
      <style:text-properties style:font-name="Nimbus Sans" officeooo:rsid="002919a5"/>
    </style:style>
    <style:style style:name="T6" style:family="text">
      <style:text-properties officeooo:rsid="0029a8ed"/>
    </style:style>
    <style:style style:name="T7" style:family="text">
      <style:text-properties fo:font-size="11pt" officeooo:rsid="001847f9" style:font-size-asian="11pt" style:font-size-complex="11pt"/>
    </style:style>
    <style:style style:name="T8" style:family="text">
      <style:text-properties fo:font-size="11pt" officeooo:rsid="0029a8ed" style:font-size-asian="11pt" style:font-size-complex="11pt"/>
    </style:style>
    <style:style style:name="T9" style:family="text">
      <style:text-properties style:font-name="Nimbus Sans" fo:font-size="12pt" style:font-name-complex="Nimbus Sans"/>
    </style:style>
    <style:style style:name="T10" style:family="text">
      <style:text-properties style:font-name="Nimbus Sans" fo:font-size="11pt" style:font-size-asian="11pt" style:font-name-complex="Nimbus Sans" style:font-size-complex="11pt"/>
    </style:style>
    <style:style style:name="gr1" style:family="graphic">
      <style:graphic-properties style:run-through="fore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098in" svg:stroke-color="#000000" draw:marker-start-width="0.15in" draw:marker-end-width="0.15in" draw:textarea-horizontal-align="center" draw:textarea-vertical-align="middle" fo:padding-top="0.0047in" fo:padding-bottom="0.0047in" fo:padding-left="0.0047in" fo:padding-right="0.0047in" style:run-through="foreground"/>
    </style:style>
    <style:style style:name="gr3" style:family="graphic">
      <style:graphic-properties draw:stroke="none" svg:stroke-color="#000000" draw:fill="none" draw:fill-color="#ffffff" fo:min-height="0.2291in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1953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1839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B" table:number-columns-repeated="2"/>
        <table:table-column table:style-name="Table1.H"/>
        <table:table-row table:style-name="TableLine94834382247664">
          <table:table-cell table:style-name="Table1.A1" table:number-columns-spanned="3" office:value-type="string">
            <text:p text:style-name="P12">Kahve:</text:p>
          </table:table-cell>
          <table:covered-table-cell/>
          <table:covered-table-cell/>
          <table:table-cell table:style-name="Table1.A1" table:number-columns-spanned="2" office:value-type="string">
            <text:p text:style-name="P13"><text:span text:style-name="T3">Kavrum</text:span>:</text:p>
          </table:table-cell>
          <table:covered-table-cell/>
          <table:table-cell table:style-name="Table1.A1" table:number-rows-spanned="2" table:number-columns-spanned="2" office:value-type="string">
            <text:p text:style-name="P14">Demleme:</text:p>
          </table:table-cell>
          <table:covered-table-cell/>
          <table:table-cell table:style-name="Table1.H1" office:value-type="string">
            <text:p text:style-name="P4">T<text:span text:style-name="T6">arih:</text:span></text:p>
          </table:table-cell>
        </table:table-row>
        <table:table-row table:style-name="TableLine94834359087248">
          <table:table-cell table:style-name="Table1.A2" table:number-columns-spanned="3" office:value-type="string">
            <text:p text:style-name="P14">Mekan:</text:p>
          </table:table-cell>
          <table:covered-table-cell/>
          <table:covered-table-cell/>
          <table:table-cell table:style-name="Table1.A2" table:number-columns-spanned="2" office:value-type="string">
            <text:p text:style-name="P15">Ögütme:</text:p>
          </table:table-cell>
          <table:covered-table-cell/>
          <table:covered-table-cell/>
          <table:covered-table-cell/>
          <table:table-cell table:style-name="Table1.H2" office:value-type="string">
            <text:p text:style-name="P5"><text:span text:style-name="T8">Saat:</text:span></text:p>
          </table:table-cell>
        </table:table-row>
        <table:table-row table:style-name="TableLine94834370119920"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9">Aroma</text:p>
          </table:table-cell>
          <table:table-cell table:style-name="Table1.A2" table:number-columns-spanned="2" office:value-type="string">
            <text:p text:style-name="P19">Asidite</text:p>
          </table:table-cell>
          <table:covered-table-cell/>
          <table:table-cell table:style-name="Table1.A2" office:value-type="string">
            <text:p text:style-name="P19">Tatlılık</text:p>
          </table:table-cell>
          <table:table-cell table:style-name="Table1.A2" office:value-type="string">
            <text:p text:style-name="P19">Gövde</text:p>
          </table:table-cell>
          <table:table-cell table:style-name="Table1.A2" office:value-type="string">
            <text:p text:style-name="P19">Bitiş</text:p>
          </table:table-cell>
          <table:table-cell table:style-name="Table1.H2" office:value-type="string">
            <text:p text:style-name="P20">Diğer</text:p>
          </table:table-cell>
        </table:table-row>
        <table:table-row table:style-name="TableLine94834374756176">
          <table:table-cell table:style-name="Table1.A2" office:value-type="string">
            <text:p text:style-name="P6"><draw:frame text:anchor-type="as-char" svg:y="-0.0571in" draw:z-index="0" draw:name="Shape1" draw:style-name="gr5" draw:text-style-name="P26" svg:width="0.5598in" svg:height="0.1843in" draw:transform="rotate (1.58109376938166) translate (0.00555555555555555in 0.504861111111111in)"><draw:text-box><text:p text:style-name="P24"><text:span text:style-name="T10">Nicelik</text:span><text:span text:style-name="T10">*</text:span></text:p></draw:text-box></draw:frame></text:p>
          </table:table-cell>
          <table:table-cell table:style-name="Table1.A2" office:value-type="string">
            <text:p text:style-name="P18"/>
            <text:p text:style-name="P18"><draw:g text:anchor-type="as-char" draw:z-index="3" draw:name="DrawObject1" draw:style-name="gr1"><draw:line draw:name="Shape3" draw:style-name="gr2" draw:text-style-name="P21" svg:x1="0in" svg:y1="0.0681in" svg:x2="0.9142in" svg:y2="0.0681in"><text:p/></draw:line><draw:line draw:name="Shape4" draw:style-name="gr2" draw:text-style-name="P21" svg:x1="0in" svg:y1="0in" svg:x2="0in" svg:y2="0.1299in"><text:p/></draw:line><draw:line draw:name="Shape4_1" draw:style-name="gr2" draw:text-style-name="P22" svg:x1="0.9165in" svg:y1="0.0047in" svg:x2="0.9165in" svg:y2="0.1354in"><text:p/></draw:line><draw:line draw:name="Shape4_0" draw:style-name="gr2" draw:text-style-name="P22" svg:x1="0.4685in" svg:y1="0.002in" svg:x2="0.4685in" svg:y2="0.1327in"><text:p/></draw:line><draw:line draw:name="Shape5" draw:style-name="gr2" draw:text-style-name="P22" svg:x1="0.2319in" svg:y1="0.0406in" svg:x2="0.2319in" svg:y2="0.087in"><text:p/></draw:line><draw:line draw:name="Shape5_0" draw:style-name="gr2" draw:text-style-name="P21" svg:x1="0.7004in" svg:y1="0.0453in" svg:x2="0.7004in" svg:y2="0.0909in"><text:p/></draw:line></draw:g></text:p>
          </table:table-cell>
          <table:table-cell table:style-name="Table1.A2" table:number-columns-spanned="2" office:value-type="string">
            <text:p text:style-name="P7"/>
            <text:p text:style-name="P8"><draw:g text:anchor-type="as-char" draw:z-index="4" draw:name="DrawObject1_0" draw:style-name="gr1"><draw:line draw:name="Shape3_1" draw:style-name="gr2" draw:text-style-name="P21" svg:x1="0in" svg:y1="0.0681in" svg:x2="0.9142in" svg:y2="0.0681in"><text:p/></draw:line><draw:line draw:name="Shape4_5" draw:style-name="gr2" draw:text-style-name="P21" svg:x1="0in" svg:y1="0in" svg:x2="0in" svg:y2="0.1299in"><text:p/></draw:line><draw:line draw:name="Shape4_6" draw:style-name="gr2" draw:text-style-name="P22" svg:x1="0.9165in" svg:y1="0.0047in" svg:x2="0.9165in" svg:y2="0.1354in"><text:p/></draw:line><draw:line draw:name="Shape4_7" draw:style-name="gr2" draw:text-style-name="P22" svg:x1="0.4685in" svg:y1="0.002in" svg:x2="0.4685in" svg:y2="0.1327in"><text:p/></draw:line><draw:line draw:name="Shape5_3" draw:style-name="gr2" draw:text-style-name="P22" svg:x1="0.2319in" svg:y1="0.0406in" svg:x2="0.2319in" svg:y2="0.087in"><text:p/></draw:line><draw:line draw:name="Shape5_4" draw:style-name="gr2" draw:text-style-name="P21" svg:x1="0.7004in" svg:y1="0.0453in" svg:x2="0.7004in" svg:y2="0.0909in"><text:p/></draw:line></draw:g></text:p>
          </table:table-cell>
          <table:covered-table-cell/>
          <table:table-cell table:style-name="Table1.A2" office:value-type="string">
            <text:p text:style-name="P7"/>
            <text:p text:style-name="P8"><draw:g text:anchor-type="as-char" draw:z-index="5" draw:name="DrawObject1_1" draw:style-name="gr1"><draw:line draw:name="Shape3_2" draw:style-name="gr2" draw:text-style-name="P21" svg:x1="0in" svg:y1="0.0681in" svg:x2="0.9142in" svg:y2="0.0681in"><text:p/></draw:line><draw:line draw:name="Shape4_8" draw:style-name="gr2" draw:text-style-name="P21" svg:x1="0in" svg:y1="0in" svg:x2="0in" svg:y2="0.1299in"><text:p/></draw:line><draw:line draw:name="Shape4_9" draw:style-name="gr2" draw:text-style-name="P22" svg:x1="0.9165in" svg:y1="0.0047in" svg:x2="0.9165in" svg:y2="0.1354in"><text:p/></draw:line><draw:line draw:name="Shape4_10" draw:style-name="gr2" draw:text-style-name="P22" svg:x1="0.4685in" svg:y1="0.002in" svg:x2="0.4685in" svg:y2="0.1327in"><text:p/></draw:line><draw:line draw:name="Shape5_5" draw:style-name="gr2" draw:text-style-name="P22" svg:x1="0.2319in" svg:y1="0.0406in" svg:x2="0.2319in" svg:y2="0.087in"><text:p/></draw:line><draw:line draw:name="Shape5_6" draw:style-name="gr2" draw:text-style-name="P21" svg:x1="0.7004in" svg:y1="0.0453in" svg:x2="0.7004in" svg:y2="0.0909in"><text:p/></draw:line></draw:g></text:p>
          </table:table-cell>
          <table:table-cell table:style-name="Table1.A2" office:value-type="string">
            <text:p text:style-name="P7"/>
            <text:p text:style-name="P8"><draw:g text:anchor-type="as-char" draw:z-index="8" draw:name="DrawObject1_5" draw:style-name="gr1"><draw:line draw:name="Shape3_6" draw:style-name="gr2" draw:text-style-name="P21" svg:x1="0in" svg:y1="0.0681in" svg:x2="0.9142in" svg:y2="0.0681in"><text:p/></draw:line><draw:line draw:name="Shape4_20" draw:style-name="gr2" draw:text-style-name="P21" svg:x1="0in" svg:y1="0in" svg:x2="0in" svg:y2="0.1299in"><text:p/></draw:line><draw:line draw:name="Shape4_21" draw:style-name="gr2" draw:text-style-name="P22" svg:x1="0.9165in" svg:y1="0.0047in" svg:x2="0.9165in" svg:y2="0.1354in"><text:p/></draw:line><draw:line draw:name="Shape4_22" draw:style-name="gr2" draw:text-style-name="P22" svg:x1="0.4685in" svg:y1="0.002in" svg:x2="0.4685in" svg:y2="0.1327in"><text:p/></draw:line><draw:line draw:name="Shape5_13" draw:style-name="gr2" draw:text-style-name="P22" svg:x1="0.2319in" svg:y1="0.0406in" svg:x2="0.2319in" svg:y2="0.087in"><text:p/></draw:line><draw:line draw:name="Shape5_14" draw:style-name="gr2" draw:text-style-name="P21" svg:x1="0.7004in" svg:y1="0.0453in" svg:x2="0.7004in" svg:y2="0.0909in"><text:p/></draw:line></draw:g></text:p>
            <text:p text:style-name="P7"/>
          </table:table-cell>
          <table:table-cell table:style-name="Table1.A2" office:value-type="string">
            <text:p text:style-name="P7"/>
            <text:p text:style-name="P8"><draw:g text:anchor-type="as-char" draw:z-index="10" draw:name="DrawObject1_3" draw:style-name="gr1"><draw:line draw:name="Shape3_4" draw:style-name="gr2" draw:text-style-name="P21" svg:x1="0in" svg:y1="0.0681in" svg:x2="0.9142in" svg:y2="0.0681in"><text:p/></draw:line><draw:line draw:name="Shape4_14" draw:style-name="gr2" draw:text-style-name="P21" svg:x1="0in" svg:y1="0in" svg:x2="0in" svg:y2="0.1299in"><text:p/></draw:line><draw:line draw:name="Shape4_15" draw:style-name="gr2" draw:text-style-name="P22" svg:x1="0.9165in" svg:y1="0.0047in" svg:x2="0.9165in" svg:y2="0.1354in"><text:p/></draw:line><draw:line draw:name="Shape4_16" draw:style-name="gr2" draw:text-style-name="P22" svg:x1="0.4685in" svg:y1="0.002in" svg:x2="0.4685in" svg:y2="0.1327in"><text:p/></draw:line><draw:line draw:name="Shape5_9" draw:style-name="gr2" draw:text-style-name="P22" svg:x1="0.2319in" svg:y1="0.0406in" svg:x2="0.2319in" svg:y2="0.087in"><text:p/></draw:line><draw:line draw:name="Shape5_10" draw:style-name="gr2" draw:text-style-name="P21" svg:x1="0.7004in" svg:y1="0.0453in" svg:x2="0.7004in" svg:y2="0.0909in"><text:p/></draw:line></draw:g></text:p>
          </table:table-cell>
          <table:table-cell table:style-name="Table1.H2" table:number-rows-spanned="3" office:value-type="string">
            <text:p text:style-name="P16"/>
          </table:table-cell>
        </table:table-row>
        <table:table-row table:style-name="TableLine94834361601056">
          <table:table-cell table:style-name="Table1.A2" office:value-type="string">
            <text:p text:style-name="P6"><draw:frame text:anchor-type="as-char" svg:y="-0.1929in" draw:z-index="1" draw:name="Shape2" draw:style-name="gr4" draw:text-style-name="P25" svg:width="0.5524in" svg:height="0.1953in" draw:transform="rotate (1.56486220733812) translate (0in 0.359027777777778in)"><draw:text-box><text:p text:style-name="P24"><text:span text:style-name="T10">N</text:span><text:span text:style-name="T10">i</text:span><text:span text:style-name="T10">t</text:span><text:span text:style-name="T10">e</text:span><text:span text:style-name="T10">l</text:span><text:span text:style-name="T10">i</text:span><text:span text:style-name="T10">k</text:span><text:span text:style-name="T10">*</text:span><text:span text:style-name="T10">*</text:span></text:p></draw:text-box></draw:frame></text:p>
          </table:table-cell>
          <table:table-cell table:style-name="Table1.A2" office:value-type="string">
            <text:p text:style-name="P18"/>
            <text:p text:style-name="P8"><draw:g text:anchor-type="as-char" draw:z-index="12" draw:name="DrawObject1_8" draw:style-name="gr1"><draw:line draw:name="Shape3_9" draw:style-name="gr2" draw:text-style-name="P21" svg:x1="0in" svg:y1="0.0681in" svg:x2="0.9142in" svg:y2="0.0681in"><text:p/></draw:line><draw:line draw:name="Shape4_29" draw:style-name="gr2" draw:text-style-name="P21" svg:x1="0in" svg:y1="0in" svg:x2="0in" svg:y2="0.1299in"><text:p/></draw:line><draw:line draw:name="Shape4_30" draw:style-name="gr2" draw:text-style-name="P22" svg:x1="0.9165in" svg:y1="0.0047in" svg:x2="0.9165in" svg:y2="0.1354in"><text:p/></draw:line><draw:line draw:name="Shape4_31" draw:style-name="gr2" draw:text-style-name="P22" svg:x1="0.4685in" svg:y1="0.002in" svg:x2="0.4685in" svg:y2="0.1327in"><text:p/></draw:line><draw:line draw:name="Shape5_19" draw:style-name="gr2" draw:text-style-name="P22" svg:x1="0.2319in" svg:y1="0.0406in" svg:x2="0.2319in" svg:y2="0.087in"><text:p/></draw:line><draw:line draw:name="Shape5_20" draw:style-name="gr2" draw:text-style-name="P21" svg:x1="0.7004in" svg:y1="0.0453in" svg:x2="0.7004in" svg:y2="0.0909in"><text:p/></draw:line></draw:g></text:p>
          </table:table-cell>
          <table:table-cell table:style-name="Table1.A2" table:number-columns-spanned="2" office:value-type="string">
            <text:p text:style-name="P7"/>
            <text:p text:style-name="P8"><draw:g text:anchor-type="as-char" draw:z-index="6" draw:name="DrawObject1_2" draw:style-name="gr1"><draw:line draw:name="Shape3_3" draw:style-name="gr2" draw:text-style-name="P21" svg:x1="0in" svg:y1="0.0681in" svg:x2="0.9142in" svg:y2="0.0681in"><text:p/></draw:line><draw:line draw:name="Shape4_11" draw:style-name="gr2" draw:text-style-name="P21" svg:x1="0in" svg:y1="0in" svg:x2="0in" svg:y2="0.1299in"><text:p/></draw:line><draw:line draw:name="Shape4_12" draw:style-name="gr2" draw:text-style-name="P22" svg:x1="0.9165in" svg:y1="0.0047in" svg:x2="0.9165in" svg:y2="0.1354in"><text:p/></draw:line><draw:line draw:name="Shape4_13" draw:style-name="gr2" draw:text-style-name="P22" svg:x1="0.4685in" svg:y1="0.002in" svg:x2="0.4685in" svg:y2="0.1327in"><text:p/></draw:line><draw:line draw:name="Shape5_7" draw:style-name="gr2" draw:text-style-name="P22" svg:x1="0.2319in" svg:y1="0.0406in" svg:x2="0.2319in" svg:y2="0.087in"><text:p/></draw:line><draw:line draw:name="Shape5_8" draw:style-name="gr2" draw:text-style-name="P21" svg:x1="0.7004in" svg:y1="0.0453in" svg:x2="0.7004in" svg:y2="0.0909in"><text:p/></draw:line></draw:g></text:p>
          </table:table-cell>
          <table:covered-table-cell/>
          <table:table-cell table:style-name="Table1.A2" office:value-type="string">
            <text:p text:style-name="P7"/>
            <text:p text:style-name="P8"><draw:g text:anchor-type="as-char" draw:z-index="7" draw:name="DrawObject1_4" draw:style-name="gr1"><draw:line draw:name="Shape3_5" draw:style-name="gr2" draw:text-style-name="P21" svg:x1="0in" svg:y1="0.0681in" svg:x2="0.9142in" svg:y2="0.0681in"><text:p/></draw:line><draw:line draw:name="Shape4_17" draw:style-name="gr2" draw:text-style-name="P21" svg:x1="0in" svg:y1="0in" svg:x2="0in" svg:y2="0.1299in"><text:p/></draw:line><draw:line draw:name="Shape4_18" draw:style-name="gr2" draw:text-style-name="P22" svg:x1="0.9165in" svg:y1="0.0047in" svg:x2="0.9165in" svg:y2="0.1354in"><text:p/></draw:line><draw:line draw:name="Shape4_19" draw:style-name="gr2" draw:text-style-name="P22" svg:x1="0.4685in" svg:y1="0.002in" svg:x2="0.4685in" svg:y2="0.1327in"><text:p/></draw:line><draw:line draw:name="Shape5_11" draw:style-name="gr2" draw:text-style-name="P22" svg:x1="0.2319in" svg:y1="0.0406in" svg:x2="0.2319in" svg:y2="0.087in"><text:p/></draw:line><draw:line draw:name="Shape5_12" draw:style-name="gr2" draw:text-style-name="P21" svg:x1="0.7004in" svg:y1="0.0453in" svg:x2="0.7004in" svg:y2="0.0909in"><text:p/></draw:line></draw:g></text:p>
          </table:table-cell>
          <table:table-cell table:style-name="Table1.A2" office:value-type="string">
            <text:p text:style-name="P7"/>
            <text:p text:style-name="P8"><draw:g text:anchor-type="as-char" draw:z-index="9" draw:name="DrawObject1_6" draw:style-name="gr1"><draw:line draw:name="Shape3_7" draw:style-name="gr2" draw:text-style-name="P21" svg:x1="0in" svg:y1="0.0681in" svg:x2="0.9142in" svg:y2="0.0681in"><text:p/></draw:line><draw:line draw:name="Shape4_23" draw:style-name="gr2" draw:text-style-name="P21" svg:x1="0in" svg:y1="0in" svg:x2="0in" svg:y2="0.1299in"><text:p/></draw:line><draw:line draw:name="Shape4_24" draw:style-name="gr2" draw:text-style-name="P22" svg:x1="0.9165in" svg:y1="0.0047in" svg:x2="0.9165in" svg:y2="0.1354in"><text:p/></draw:line><draw:line draw:name="Shape4_25" draw:style-name="gr2" draw:text-style-name="P22" svg:x1="0.4685in" svg:y1="0.002in" svg:x2="0.4685in" svg:y2="0.1327in"><text:p/></draw:line><draw:line draw:name="Shape5_15" draw:style-name="gr2" draw:text-style-name="P22" svg:x1="0.2319in" svg:y1="0.0406in" svg:x2="0.2319in" svg:y2="0.087in"><text:p/></draw:line><draw:line draw:name="Shape5_16" draw:style-name="gr2" draw:text-style-name="P21" svg:x1="0.7004in" svg:y1="0.0453in" svg:x2="0.7004in" svg:y2="0.0909in"><text:p/></draw:line></draw:g></text:p>
            <text:p text:style-name="P7"/>
          </table:table-cell>
          <table:table-cell table:style-name="Table1.A2" office:value-type="string">
            <text:p text:style-name="P7"/>
            <text:p text:style-name="P8"><draw:g text:anchor-type="as-char" draw:z-index="11" draw:name="DrawObject1_7" draw:style-name="gr1"><draw:line draw:name="Shape3_8" draw:style-name="gr2" draw:text-style-name="P21" svg:x1="0in" svg:y1="0.0681in" svg:x2="0.9142in" svg:y2="0.0681in"><text:p/></draw:line><draw:line draw:name="Shape4_26" draw:style-name="gr2" draw:text-style-name="P21" svg:x1="0in" svg:y1="0in" svg:x2="0in" svg:y2="0.1299in"><text:p/></draw:line><draw:line draw:name="Shape4_27" draw:style-name="gr2" draw:text-style-name="P22" svg:x1="0.9165in" svg:y1="0.0047in" svg:x2="0.9165in" svg:y2="0.1354in"><text:p/></draw:line><draw:line draw:name="Shape4_28" draw:style-name="gr2" draw:text-style-name="P22" svg:x1="0.4685in" svg:y1="0.002in" svg:x2="0.4685in" svg:y2="0.1327in"><text:p/></draw:line><draw:line draw:name="Shape5_17" draw:style-name="gr2" draw:text-style-name="P22" svg:x1="0.2319in" svg:y1="0.0406in" svg:x2="0.2319in" svg:y2="0.087in"><text:p/></draw:line><draw:line draw:name="Shape5_18" draw:style-name="gr2" draw:text-style-name="P21" svg:x1="0.7004in" svg:y1="0.0453in" svg:x2="0.7004in" svg:y2="0.0909in"><text:p/></draw:line></draw:g></text:p>
          </table:table-cell>
          <table:covered-table-cell/>
        </table:table-row>
        <table:table-row table:style-name="TableLine94834344537008">
          <table:table-cell table:style-name="Table1.A2" office:value-type="string">
            <text:p text:style-name="P6"/>
            <text:p text:style-name="P6"><draw:frame text:anchor-type="as-char" draw:z-index="2" draw:name="Shape2_0" draw:style-name="gr3" draw:text-style-name="P23" svg:width="0.5524in" svg:height="0.2295in" draw:transform="rotate (1.56102248298373) translate (0in 0.275in)"><draw:text-box><text:p><text:span text:style-name="T9">N</text:span><text:span text:style-name="T9">o</text:span><text:span text:style-name="T9">t</text:span><text:span text:style-name="T9">l</text:span><text:span text:style-name="T9">a</text:span><text:span text:style-name="T9">r</text:span></text:p></draw:text-box></draw:frame></text:p>
            <text:p text:style-name="P6"/>
            <text:p text:style-name="P6"/>
          </table:table-cell>
          <table:table-cell table:style-name="Table1.A2" office:value-type="string">
            <text:p text:style-name="P16"/>
          </table:table-cell>
          <table:table-cell table:style-name="Table1.A2" table:number-columns-spanned="2" office:value-type="string">
            <text:p text:style-name="P16"/>
          </table:table-cell>
          <table:covered-table-cell/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covered-table-cell/>
        </table:table-row>
        <table:table-row table:style-name="TableLine94834344537008">
          <table:table-cell table:style-name="Table1.A2" table:number-columns-spanned="7" office:value-type="string">
            <text:p text:style-name="P9"><text:span text:style-name="T5">* İlgili tadım etmeninin (aroma, gövde v.s.) şiddeti (en sol: çok zayıf, en sağ: çok yoğun)</text:span></text:p>
            <text:p text:style-name="P1">** İlgili etmen açısından kahveyi ne kadar beğendiğiniz (en sol: hiç beğenmedim, en sağ: çok beğendim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" office:value-type="string">
            <text:p text:style-name="P11"><text:s text:c="8"/>/ <text:span text:style-name="T1">10</text:span><text:span text:style-name="T2">0</text:span></text:p>
          </table:table-cell>
        </table:table-row>
      </table:table>
      <text:p text:style-name="P10"><text:span text:style-name="T5"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Nimbus Sans" svg:font-family="'Nimbus Sans'" style:font-family-generic="swiss" style:font-pitch="variable"/>
    <style:font-face style:name="Nimbus Sans Narrow" svg:font-family="'Nimbus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902in" fo:margin-bottom="0.4902in" fo:margin-left="0.2602in" fo:margin-right="0.4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4T20:31:22.620331780</meta:creation-date>
    <meta:editing-duration>PT42M22S</meta:editing-duration>
    <meta:editing-cycles>13</meta:editing-cycles>
    <meta:generator>LibreOffice/7.1.2.2$Linux_X86_64 LibreOffice_project/8a45595d069ef5570103caea1b71cc9d82b2aae4</meta:generator>
    <dc:date>2021-05-10T11:42:42.109904527</dc:date>
    <meta:document-statistic meta:table-count="1" meta:image-count="0" meta:object-count="0" meta:page-count="1" meta:paragraph-count="29" meta:word-count="47" meta:character-count="286" meta:non-whitespace-character-count="247"/>
  </office:meta>
</office:document-meta>
</file>